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105b37" officeooo:paragraph-rsid="00105b37"/>
    </style:style>
    <style:style style:name="P2" style:family="paragraph" style:parent-style-name="Text_20_body">
      <style:text-properties officeooo:rsid="00105b37" officeooo:paragraph-rsid="0015f708"/>
    </style:style>
    <style:style style:name="P3" style:family="paragraph" style:parent-style-name="Text_20_body">
      <style:text-properties officeooo:rsid="00105b37" officeooo:paragraph-rsid="0016de34"/>
    </style:style>
    <style:style style:name="P4" style:family="paragraph" style:parent-style-name="Text_20_body">
      <style:text-properties officeooo:rsid="001101aa" officeooo:paragraph-rsid="001101aa"/>
    </style:style>
    <style:style style:name="P5" style:family="paragraph" style:parent-style-name="Text_20_body">
      <style:text-properties officeooo:rsid="001175bb" officeooo:paragraph-rsid="001175bb"/>
    </style:style>
    <style:style style:name="P6" style:family="paragraph" style:parent-style-name="Text_20_body">
      <style:text-properties officeooo:rsid="001175bb" officeooo:paragraph-rsid="0016de34"/>
    </style:style>
    <style:style style:name="P7" style:family="paragraph" style:parent-style-name="Text_20_body">
      <style:text-properties fo:font-style="normal" officeooo:rsid="0015f708" officeooo:paragraph-rsid="0016de34" style:font-style-asian="normal" style:font-style-complex="normal"/>
    </style:style>
    <style:style style:name="P8" style:family="paragraph" style:parent-style-name="Text_20_body">
      <style:text-properties officeooo:rsid="0016de34" officeooo:paragraph-rsid="0016de34"/>
    </style:style>
    <style:style style:name="P9" style:family="paragraph" style:parent-style-name="Text_20_body">
      <style:text-properties officeooo:rsid="0017ba39" officeooo:paragraph-rsid="0017ba39"/>
    </style:style>
    <style:style style:name="P10" style:family="paragraph" style:parent-style-name="Title">
      <style:text-properties fo:font-size="22pt" officeooo:paragraph-rsid="0016de34" style:font-size-asian="22pt" style:font-size-complex="22pt"/>
    </style:style>
    <style:style style:name="P11" style:family="paragraph" style:parent-style-name="Text_20_body">
      <style:text-properties officeooo:rsid="001175bb" officeooo:paragraph-rsid="0016de34"/>
    </style:style>
    <style:style style:name="P12" style:family="paragraph" style:parent-style-name="Text_20_body">
      <style:text-properties officeooo:rsid="00188610" officeooo:paragraph-rsid="00188610"/>
    </style:style>
    <style:style style:name="P13" style:family="paragraph" style:parent-style-name="Text_20_body">
      <style:text-properties officeooo:rsid="001101aa" officeooo:paragraph-rsid="001101aa"/>
    </style:style>
    <style:style style:name="P14" style:family="paragraph" style:parent-style-name="Heading_20_1">
      <style:text-properties officeooo:rsid="00105b37" officeooo:paragraph-rsid="00105b37"/>
    </style:style>
    <style:style style:name="P15" style:family="paragraph" style:parent-style-name="Heading_20_1">
      <style:text-properties officeooo:rsid="001101aa" officeooo:paragraph-rsid="001101aa"/>
    </style:style>
    <style:style style:name="P16" style:family="paragraph" style:parent-style-name="Heading_20_1">
      <style:text-properties officeooo:rsid="001175bb" officeooo:paragraph-rsid="001175bb"/>
    </style:style>
    <style:style style:name="T1" style:family="text">
      <style:text-properties officeooo:rsid="001101aa"/>
    </style:style>
    <style:style style:name="T2" style:family="text">
      <style:text-properties officeooo:rsid="001449cf"/>
    </style:style>
    <style:style style:name="T3" style:family="text">
      <style:text-properties officeooo:rsid="001519ee"/>
    </style:style>
    <style:style style:name="T4" style:family="text">
      <style:text-properties officeooo:rsid="0015f70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5f708" style:font-style-asian="italic" style:font-style-complex="italic"/>
    </style:style>
    <style:style style:name="T7" style:family="text">
      <style:text-properties fo:font-style="normal" officeooo:rsid="0015f708" style:font-style-asian="normal" style:font-style-complex="normal"/>
    </style:style>
    <style:style style:name="T8" style:family="text">
      <style:text-properties officeooo:rsid="0016de34"/>
    </style:style>
    <style:style style:name="T9" style:family="text">
      <style:text-properties officeooo:rsid="001886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rille d’entretien avec les développeurs de Coq au sujet du changement de bug tracker</text:p>
      <text:p text:style-name="P8"/>
      <text:p text:style-name="P8">Nom du développeur :</text:p>
      <text:h text:style-name="Heading_20_1" text:outline-level="1">1. <text:span text:style-name="T2">Introduction, motivations / risques</text:span></text:h>
      <text:p text:style-name="P3">Le 18 octobre 2017, le bug tracker de Coq a été migré de Bugzilla à GitHub. <text:span text:style-name="T4">Quelles étaient les motivations de ce changement de bug tracker ?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Est-ce que la séparation entre le dépôt GitHub et le bug tracker Bugzilla te semblait être un problème ?</text:p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4">Quels étaient les risques associés à ce changement et à l’utilisation d’un nouveau bug tracker (</text:span><text:span text:style-name="T6">a priori</text:span><text:span text:style-name="T7">) ?</text:span></text:p>
      <text:p text:style-name="P7"/>
      <text:p text:style-name="P7"/>
      <text:p text:style-name="P7"/>
      <text:p text:style-name="P7"/>
      <text:p text:style-name="P7"/>
      <text:p text:style-name="P7"/>
      <text:h text:style-name="P14" text:outline-level="1"><text:soft-page-break/>2. <text:span text:style-name="T2">C</text:span>oûts / bénéfices <text:span text:style-name="T4">pour le projet</text:span></text:h>
      <text:p text:style-name="P3">E<text:span text:style-name="T4">n pratique, q</text:span>uels <text:span text:style-name="T4">ont été</text:span> les coûts <text:span text:style-name="T4">pour le projet</text:span> associés au changement de bug tracker 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t les bénéfices 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Globalement, est-ce que tu estimes que ça valait la peine de faire ce changement ?</text:p>
      <text:p text:style-name="P2"/>
      <text:p text:style-name="P9"/>
      <text:p text:style-name="P9"/>
      <text:h text:style-name="P14" text:outline-level="1">3. <text:span text:style-name="T2">I</text:span>mpact personnel</text:h>
      <text:p text:style-name="P2">Le changement de bug tracker a-t-il eu un impact sur ton activité de développeur de Coq et si oui, lequel 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Par exemple, est-ce que ça a eu un impact sur ta gestion du temps ?</text:p>
      <text:p text:style-name="P3"/>
      <text:p text:style-name="P3"/>
      <text:p text:style-name="P3"><text:span text:style-name="T8">T</text:span>on efficacité ?</text:p>
      <text:p text:style-name="P3"/>
      <text:p text:style-name="P3"/>
      <text:p text:style-name="P3"><text:span text:style-name="T8">T</text:span>a motivation ?</text:p>
      <text:p text:style-name="P3"/>
      <text:p text:style-name="P3"/>
      <text:p text:style-name="P1">Est-ce que tu apprécie<text:span text:style-name="T2">s</text:span> ce changement à titre personnel ?</text:p>
      <text:p text:style-name="P1"/>
      <text:p text:style-name="P1"/>
      <text:p text:style-name="P1"/>
      <text:p text:style-name="P3">Avant le changement de bug tracker, que faisais-tu lorsque tu découvrais un bug dans Coq ?</text:p>
      <text:p text:style-name="P3"/>
      <text:p text:style-name="P3"/>
      <text:p text:style-name="P3"/>
      <text:p text:style-name="P3">Et après ?</text:p>
      <text:p text:style-name="P3"/>
      <text:p text:style-name="P3"/>
      <text:p text:style-name="P3"/>
      <text:p text:style-name="P3">Avant le changement de bug tracker, que faisais-tu lorsqu’un utilisateur rapportait un bug <text:span text:style-name="T1">ou effectuait une demande d’amélioration (« enhancement request »)</text:span> ?</text:p>
      <text:p text:style-name="P3"/>
      <text:p text:style-name="P3"/>
      <text:p text:style-name="P3"/>
      <text:p text:style-name="P3">Et après ?</text:p>
      <text:p text:style-name="P3"/>
      <text:p text:style-name="P3"/>
      <text:p text:style-name="P3"/>
      <text:h text:style-name="P15" text:outline-level="1"><text:soft-page-break/>4. <text:span text:style-name="T2">É</text:span>valuation de l’impact (questions fermées)</text:h>
      <text:p text:style-name="P4">À noter que l’on utilise le terme « rapport de bug » de manière générique et que cela peut inclure également les demandes d’améliorations.</text:p>
      <text:p text:style-name="P4">Suite au changement de bug tracker, penses-tu que la qualité des rapports de bug s’est améliorée, dégradée, ou est restée inchangée ?</text:p>
      <text:p text:style-name="P4"/>
      <text:p text:style-name="P4">Penses-tu que la qualité des interactions avec les utilisateurs s’est améliorée, dégradée, ou est restée inchangée ?</text:p>
      <text:p text:style-name="P4"/>
      <text:p text:style-name="P4">Penses-tu que le nombre de bugs rapportés en double (« duplicates ») a augmenté, diminué, ou est resté inchangé ?</text:p>
      <text:p text:style-name="P4"/>
      <text:p text:style-name="P4"><text:span text:style-name="T5">Si augmentation :</text:span> est-ce que c’est un problème <text:span text:style-name="T3">et pourquoi</text:span> ?</text:p>
      <text:p text:style-name="P4"/>
      <text:p text:style-name="P4"/>
      <text:h text:style-name="P15" text:outline-level="1">5. <text:span text:style-name="T2">I</text:span>nterprétation des résultats quantitatifs</text:h>
      <text:p text:style-name="P4">On a trouvé que les développeurs utilisaient plus le bug tracker depuis le passage sur GitHub (à la fois en terme de création de nouvelles « issues » et en terme de nombre de commentaires). À ton avis, comment cela s’explique-t-il ?</text:p>
      <text:p text:style-name="P4"/>
      <text:p text:style-name="P4"/>
      <text:p text:style-name="P4"/>
      <text:p text:style-name="P4"/>
      <text:p text:style-name="P4"/>
      <text:p text:style-name="P4"/>
      <text:p text:style-name="P4">On a également trouvé qu’il y avait plus de contributeurs extérieurs distincts qui laissaient des commentaires sur les rapports de bug. À ton avis, pourquoi ?</text:p>
      <text:p text:style-name="P4"/>
      <text:p text:style-name="P4"/>
      <text:p text:style-name="P4"/>
      <text:p text:style-name="P4"/>
      <text:p text:style-name="P4"/>
      <text:p text:style-name="P4"><text:soft-page-break/>Est-ce que ça pourrait être dû au fait qu’il est plus facile de suivre l’activité du bug tracker, notamment via la fonction « watch » de GitHub ?</text:p>
      <text:p text:style-name="P4"/>
      <text:p text:style-name="P4"/>
      <text:p text:style-name="P4"/>
      <text:p text:style-name="P4"/>
      <text:h text:style-name="P16" text:outline-level="1">6. <text:span text:style-name="T2">C</text:span>onclusion</text:h>
      <text:p text:style-name="P12">Est-ce que ce changement de bug tracker a amélioré le développement ?</text:p>
      <text:p text:style-name="P12"/>
      <text:p text:style-name="P12"/>
      <text:p text:style-name="P12"/>
      <text:p text:style-name="P12"/>
      <text:p text:style-name="P12"/>
      <text:p text:style-name="P6">Est-ce que <text:span text:style-name="T9">c</text:span>e changement de bug tracker a rendu le développement plus transparent ?</text:p>
      <text:p text:style-name="P6"/>
      <text:p text:style-name="P6"/>
      <text:p text:style-name="P6"/>
      <text:p text:style-name="P6"/>
      <text:p text:style-name="P6"/>
      <text:p text:style-name="P6">Est-ce une bonne chose ?</text:p>
      <text:p text:style-name="P6"/>
      <text:p text:style-name="P6"/>
      <text:p text:style-name="P6"/>
      <text:p text:style-name="P6"/>
      <text:p text:style-name="P6"/>
      <text:p text:style-name="P6"/>
      <text:p text:style-name="P5">As-tu des remarques ou d’autres choses à ajouter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6:32:44.021888488</meta:creation-date>
    <dc:date>2019-03-26T13:33:58.287202912</dc:date>
    <meta:editing-duration>PT41M54S</meta:editing-duration>
    <meta:editing-cycles>9</meta:editing-cycles>
    <meta:generator>LibreOffice/6.0.7.3.0$Linux_X86_64 LibreOffice_project/00m0$Build-3</meta:generator>
    <meta:document-statistic meta:table-count="0" meta:image-count="0" meta:object-count="0" meta:page-count="5" meta:paragraph-count="35" meta:word-count="473" meta:character-count="2694" meta:non-whitespace-character-count="2256"/>
  </office:meta>
</office:document-meta>
</file>